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" svg:font-family="Couri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text-properties style:font-name="Courier" fo:font-size="26pt" style:font-size-asian="26pt" style:font-size-complex="26pt"/>
    </style:style>
    <style:style style:name="P2" style:family="paragraph">
      <loext:graphic-properties draw:fill-color="#ffffff"/>
    </style:style>
    <style:style style:name="P3" style:family="paragraph">
      <style:text-properties style:font-name="Courier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Courier"/>
    </style:style>
    <style:style style:name="T1" style:family="text">
      <style:text-properties style:font-name="Courier" fo:font-size="26pt" style:font-size-asian="26pt" style:font-size-complex="26pt"/>
    </style:style>
    <style:style style:name="T2" style:family="text">
      <style:text-properties style:font-name="Courier"/>
    </style:style>
    <style:style style:name="T3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or-In Loops</text:p>
          </draw:text-box>
        </draw:frame>
        <draw:frame presentation:style-name="pr2" draw:text-style-name="P1" draw:layer="layout" svg:width="26.4cm" svg:height="11.315cm" svg:x="0.8cm" svg:y="3.685cm" presentation:class="outline" presentation:user-transformed="true">
          <draw:text-box>
            <text:p text:style-name="P1"><text:span text:style-name="T1">let names = ["Anna", "Alex", "Brian", "Jack"]</text:span></text:p>
            <text:p text:style-name="P1"><text:span text:style-name="T1">for name in names { </text:span></text:p>
            <text:p text:style-name="P1"><text:span text:style-name="T1"><text:s text:c="4"/></text:span><text:span text:style-name="T1">print("Hello, \(name)!") </text:span></text:p>
            <text:p text:style-name="P1"><text:span text:style-name="T1">}</text:span></text:p>
            <text:p text:style-name="P1"><text:span text:style-name="T1"/></text:p>
            <text:p text:style-name="P1"><text:span text:style-name="T1">for index in 1...5 {</text:span></text:p>
            <text:p text:style-name="P1"><text:span text:style-name="T1"><text:s text:c="4"/></text:span><text:span text:style-name="T1">print("\(index) times 5 is \(index * 5)")</text:span></text:p>
            <text:p text:style-name="P1"><text:span text:style-name="T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While loops</text:p>
          </draw:text-box>
        </draw:frame>
        <draw:frame presentation:style-name="pr2" draw:layer="layout" svg:width="25.199cm" svg:height="11.115cm" svg:x="1.4cm" svg:y="3.685cm" presentation:class="outline" presentation:user-transformed="true">
          <draw:text-box>
            <text:list text:style-name="L2">
              <text:list-header>
                <text:p><text:span text:style-name="T2">while condition {</text:span></text:p>
                <text:p><text:span text:style-name="T2"><text:s text:c="3"/></text:span><text:span text:style-name="T2">statement</text:span></text:p>
                <text:p><text:span text:style-name="T2">}</text:span></text:p>
                <text:p><text:span text:style-name="T2"/></text:p>
                <text:p><text:span text:style-name="T2">repeat {</text:span></text:p>
                <text:p><text:span text:style-name="T2"><text:s text:c="4"/></text:span><text:span text:style-name="T2">statement</text:span></text:p>
                <text:p><text:span text:style-name="T2">}</text:span> while condition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f</text:p>
          </draw:text-box>
        </draw:frame>
        <draw:frame presentation:style-name="pr2" draw:text-style-name="P3" draw:layer="layout" svg:width="25.199cm" svg:height="9.134cm" svg:x="1.4cm" svg:y="3.685cm" presentation:class="outline">
          <draw:text-box>
            <text:p text:style-name="P3"><text:span text:style-name="T2">temperatureInFahrenheit = 40</text:span></text:p>
            <text:p text:style-name="P3"><text:span text:style-name="T2">if temperatureInFahrenheit &lt;= 32 {</text:span></text:p>
            <text:p text:style-name="P3"><text:span text:style-name="T2"><text:s text:c="4"/></text:span><text:span text:style-name="T2">print("It's very cold. ")</text:span></text:p>
            <text:p text:style-name="P3"><text:span text:style-name="T2">} else {</text:span></text:p>
            <text:p text:style-name="P3"><text:span text:style-name="T2"><text:s text:c="4"/></text:span><text:span text:style-name="T2">print("It's not that cold. ")</text:span></text:p>
            <text:p text:style-name="P3"><text:span text:style-name="T2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Switch</text:p>
          </draw:text-box>
        </draw:frame>
        <draw:frame presentation:style-name="pr2" draw:text-style-name="P3" draw:layer="layout" svg:width="25.199cm" svg:height="11.515cm" svg:x="1.4cm" svg:y="3.685cm" presentation:class="outline" presentation:user-transformed="true">
          <draw:text-box>
            <text:p text:style-name="P3"><text:span text:style-name="T2">let someCharacter: Character = "z"</text:span></text:p>
            <text:p text:style-name="P3"><text:span text:style-name="T2">switch someCharacter {</text:span></text:p>
            <text:p text:style-name="P3"><text:span text:style-name="T2">case "a":</text:span></text:p>
            <text:p text:style-name="P3"><text:span text:style-name="T2"><text:s text:c="4"/></text:span><text:span text:style-name="T2">print("The first letter of the alphabet")</text:span></text:p>
            <text:p text:style-name="P3"><text:span text:style-name="T2">case "z":</text:span></text:p>
            <text:p text:style-name="P3"><text:span text:style-name="T2"><text:s text:c="4"/></text:span><text:span text:style-name="T2">print("The last letter of the alphabet")</text:span></text:p>
            <text:p text:style-name="P3"><text:span text:style-name="T2">default:</text:span></text:p>
            <text:p text:style-name="P3"><text:span text:style-name="T2"><text:s text:c="4"/></text:span><text:span text:style-name="T2">print("Some other character")</text:span></text:p>
            <text:p text:style-name="P3"><text:span text:style-name="T2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Switch</text:p>
          </draw:text-box>
        </draw:frame>
        <draw:frame presentation:style-name="pr2" draw:text-style-name="P3" draw:layer="layout" svg:width="25.199cm" svg:height="10.915cm" svg:x="1.4cm" svg:y="3.685cm" presentation:class="outline" presentation:user-transformed="true">
          <draw:text-box>
            <text:p text:style-name="P3"><text:span text:style-name="T2">let anotherCharacter: Character = "a"</text:span></text:p>
            <text:p text:style-name="P3"><text:span text:style-name="T2">switch anotherCharacter {</text:span></text:p>
            <text:p text:style-name="P3"><text:span text:style-name="T2">case "a", "A":</text:span></text:p>
            <text:p text:style-name="P3"><text:span text:style-name="T2"><text:s text:c="4"/></text:span><text:span text:style-name="T2">print("The letter A")</text:span></text:p>
            <text:p text:style-name="P3"><text:span text:style-name="T2">default:</text:span></text:p>
            <text:p text:style-name="P3"><text:span text:style-name="T2"><text:s text:c="4"/></text:span><text:span text:style-name="T2">print("Not the letter A")</text:span></text:p>
            <text:p text:style-name="P3"><text:span text:style-name="T2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Switch</text:p>
          </draw:text-box>
        </draw:frame>
        <draw:frame presentation:style-name="pr2" draw:text-style-name="P3" draw:layer="layout" svg:width="25.199cm" svg:height="11.315cm" svg:x="1.4cm" svg:y="3.685cm" presentation:class="outline" presentation:user-transformed="true">
          <draw:text-box>
            <text:p text:style-name="P3"><text:span text:style-name="T2">switch approximateCount {</text:span></text:p>
            <text:p text:style-name="P3"><text:span text:style-name="T2">case 0:</text:span></text:p>
            <text:p text:style-name="P3"><text:span text:style-name="T2"><text:s text:c="4"/></text:span><text:span text:style-name="T2">naturalCount = "no"</text:span></text:p>
            <text:p text:style-name="P3"><text:span text:style-name="T2">case 1..&lt;5:</text:span></text:p>
            <text:p text:style-name="P3"><text:span text:style-name="T2"><text:s text:c="4"/></text:span><text:span text:style-name="T2">naturalCount = "a few"</text:span></text:p>
            <text:p text:style-name="P3"><text:span text:style-name="T2">default:</text:span></text:p>
            <text:p text:style-name="P3"><text:span text:style-name="T2"><text:s text:c="4"/></text:span><text:span text:style-name="T2">naturalCount = "many"</text:span></text:p>
            <text:p text:style-name="P3"><text:span text:style-name="T2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Switch</text:p>
          </draw:text-box>
        </draw:frame>
        <draw:frame presentation:style-name="pr2" draw:text-style-name="P3" draw:layer="layout" svg:width="25.199cm" svg:height="11.515cm" svg:x="1.4cm" svg:y="3.685cm" presentation:class="outline" presentation:user-transformed="true">
          <draw:text-box>
            <text:p text:style-name="P3"><text:span text:style-name="T2">let somePoint = (1, 1)</text:span></text:p>
            <text:p text:style-name="P3"><text:span text:style-name="T2">switch somePoint {</text:span></text:p>
            <text:p text:style-name="P3"><text:span text:style-name="T2">case (0, 0):</text:span></text:p>
            <text:p text:style-name="P3"><text:span text:style-name="T2"><text:s text:c="4"/></text:span><text:span text:style-name="T2">print("\(somePoint) is at the origin")</text:span></text:p>
            <text:p text:style-name="P3"><text:span text:style-name="T2">case (_, 0):</text:span></text:p>
            <text:p text:style-name="P3"><text:span text:style-name="T2"><text:s text:c="4"/></text:span><text:span text:style-name="T2">print("\(somePoint) is on the x-axis")</text:span></text:p>
            <text:p text:style-name="P3"><text:span text:style-name="T2">case (0, _):</text:span></text:p>
            <text:p text:style-name="P3"><text:span text:style-name="T2"><text:s text:c="4"/></text:span><text:span text:style-name="T2">print("\(somePoint) is on the y-axis")</text:span></text:p>
            <text:p text:style-name="P3"><text:span text:style-name="T2">case (-2...2, -2...2):</text:span></text:p>
            <text:p text:style-name="P3"><text:span text:style-name="T2"><text:s text:c="4"/></text:span><text:span text:style-name="T2">print("\(somePoint) is inside the box")</text:span></text:p>
            <text:p text:style-name="P3"><text:span text:style-name="T2">default:</text:span></text:p>
            <text:p text:style-name="P3"><text:span text:style-name="T2"><text:s text:c="4"/></text:span><text:span text:style-name="T2">print("\(somePoint) is outside of the box")</text:span></text:p>
            <text:p text:style-name="P3"><text:span text:style-name="T2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Switch</text:p>
          </draw:text-box>
        </draw:frame>
        <draw:frame presentation:style-name="pr2" draw:text-style-name="P3" draw:layer="layout" svg:width="25.199cm" svg:height="10.915cm" svg:x="1.4cm" svg:y="3.685cm" presentation:class="outline" presentation:user-transformed="true">
          <draw:text-box>
            <text:p text:style-name="P3"><text:span text:style-name="T2">let anotherPoint = (2, 0)</text:span></text:p>
            <text:p text:style-name="P3"><text:span text:style-name="T2">switch anotherPoint {</text:span></text:p>
            <text:p text:style-name="P3"><text:span text:style-name="T2">case (let x, 0):</text:span></text:p>
            <text:p text:style-name="P3"><text:span text:style-name="T2"><text:s text:c="4"/></text:span><text:span text:style-name="T2">print("on the x-axis with an x value of \(x)")</text:span></text:p>
            <text:p text:style-name="P3"><text:span text:style-name="T2">case (0, let y):</text:span></text:p>
            <text:p text:style-name="P3"><text:span text:style-name="T2"><text:s text:c="4"/></text:span><text:span text:style-name="T2">print("on the y-axis with a y value of \(y)")</text:span></text:p>
            <text:p text:style-name="P3"><text:span text:style-name="T2">case let (x, y):</text:span></text:p>
            <text:p text:style-name="P3"><text:span text:style-name="T2"><text:s text:c="4"/></text:span><text:span text:style-name="T2">print("somewhere else at (\(x), \(y))")</text:span></text:p>
            <text:p text:style-name="P3"><text:span text:style-name="T2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ontrol Transfer Statements</text:p>
          </draw:text-box>
        </draw:frame>
        <draw:frame presentation:style-name="pr2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continue</text:p>
              </text:list-item>
              <text:list-item>
                <text:p>break</text:p>
              </text:list-item>
              <text:list-item>
                <text:p>fallthrough</text:p>
              </text:list-item>
              <text:list-item>
                <text:p>return</text:p>
              </text:list-item>
              <text:list-item>
                <text:p>throw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allthrough</text:p>
          </draw:text-box>
        </draw:frame>
        <draw:frame presentation:style-name="pr2" draw:layer="layout" svg:width="25.199cm" svg:height="11.115cm" svg:x="1.4cm" svg:y="3.685cm" presentation:class="outline" presentation:user-transformed="true">
          <draw:text-box>
            <text:p text:style-name="P4"><text:span text:style-name="T3">C-style fallthrough behavior of the switch</text:span></text:p>
            <text:p text:style-name="P4"><text:s/></text:p>
            <text:p text:style-name="P5"><text:span text:style-name="T2">let integerToDescribe = 5</text:span></text:p>
            <text:p text:style-name="P5"><text:span text:style-name="T2">var description = "The number \(integerToDescribe) is"</text:span></text:p>
            <text:p text:style-name="P5"><text:span text:style-name="T2">switch integerToDescribe {</text:span></text:p>
            <text:p text:style-name="P5"><text:span text:style-name="T2">case 2, 3, 5, 7, 11, 13, 17, 19:</text:span></text:p>
            <text:p text:style-name="P5"><text:span text:style-name="T2"><text:s text:c="4"/></text:span><text:span text:style-name="T2">description += " a prime number, and also"</text:span></text:p>
            <text:p text:style-name="P5"><text:span text:style-name="T2"><text:s text:c="4"/></text:span><text:span text:style-name="T2">fallthrough</text:span></text:p>
            <text:p text:style-name="P5"><text:span text:style-name="T2">default:</text:span></text:p>
            <text:p text:style-name="P5"><text:span text:style-name="T2"><text:s text:c="4"/></text:span><text:span text:style-name="T2">description += " an integer."</text:span></text:p>
            <text:p text:style-name="P5"><text:span text:style-name="T2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arly Exit</text:p>
          </draw:text-box>
        </draw:frame>
        <draw:frame presentation:style-name="pr2" draw:text-style-name="P6" draw:layer="layout" svg:width="25.199cm" svg:height="10.715cm" svg:x="1.4cm" svg:y="3.685cm" presentation:class="outline" presentation:user-transformed="true">
          <draw:text-box>
            <text:p text:style-name="P6"><text:span text:style-name="T2">func greet(person: [String: String]) {</text:span></text:p>
            <text:p text:style-name="P6"><text:span text:style-name="T2"><text:s text:c="4"/></text:span><text:span text:style-name="T2">guard let name = person["name"] else <text:s text:c="5"/>{</text:span></text:p>
            <text:p text:style-name="P6"><text:span text:style-name="T2"><text:s text:c="8"/></text:span><text:span text:style-name="T2">return</text:span></text:p>
            <text:p text:style-name="P6"><text:span text:style-name="T2"><text:s text:c="4"/></text:span><text:span text:style-name="T2">}</text:span></text:p>
            <text:p text:style-name="P6"><text:span text:style-name="T2"/></text:p>
            <text:p text:style-name="P6"><text:span text:style-name="T2"><text:s text:c="4"/></text:span><text:span text:style-name="T2">print("Hello \(name)!")</text:span></text:p>
            <text:p text:style-name="P6"><text:span text:style-name="T2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" svg:font-family="Couri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3-14T10:56:36.020744095</meta:creation-date>
    <dc:date>2022-03-14T12:36:18.093807913</dc:date>
    <meta:editing-duration>PT1H39M36S</meta:editing-duration>
    <meta:editing-cycles>14</meta:editing-cycles>
    <meta:generator>LibreOffice/7.1.3.2$MacOSX_X86_64 LibreOffice_project/47f78053abe362b9384784d31a6e56f8511eb1c1</meta:generator>
    <meta:document-statistic meta:object-count="65"/>
  </office:meta>
</office:document-meta>
</file>